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ans" svg:font-family="OpenSans, Helvetica, Arial, sans-serif"/>
    <style:font-face style:name="FreeSans1" svg:font-family="FreeSans" style:font-family-generic="swiss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 style:list-style-name="L1">
      <style:text-properties fo:font-weight="normal" officeooo:rsid="000e61bb" officeooo:paragraph-rsid="000e61bb" style:font-weight-asian="normal" style:font-weight-complex="normal"/>
    </style:style>
    <style:style style:name="P2" style:family="paragraph" style:parent-style-name="Standard" style:list-style-name="L1">
      <style:text-properties fo:font-weight="normal" officeooo:paragraph-rsid="000e61bb"/>
    </style:style>
    <style:style style:name="P3" style:family="paragraph" style:parent-style-name="Standard" style:list-style-name="L1">
      <style:text-properties fo:font-weight="normal" officeooo:rsid="000e61bb" officeooo:paragraph-rsid="000e61bb"/>
    </style:style>
    <style:style style:name="P4" style:family="paragraph" style:parent-style-name="Standard">
      <style:text-properties fo:font-weight="normal" officeooo:rsid="000e61bb" officeooo:paragraph-rsid="000e61bb"/>
    </style:style>
    <style:style style:name="P5" style:family="paragraph" style:parent-style-name="Standard">
      <style:text-properties style:font-name="Abyssinica SIL" fo:font-size="14pt" fo:font-weight="bold" officeooo:rsid="0009b0cd" officeooo:paragraph-rsid="0009b0cd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Abyssinica SIL" fo:font-size="14pt" fo:font-weight="bold" officeooo:rsid="000c196d" officeooo:paragraph-rsid="000c196d" style:font-size-asian="14pt" style:font-weight-asian="bold" style:font-size-complex="14pt" style:font-weight-complex="bold"/>
    </style:style>
    <style:style style:name="P7" style:family="paragraph" style:parent-style-name="Standard">
      <style:text-properties style:font-name="Abyssinica SIL" fo:font-size="14pt" fo:font-weight="bold" officeooo:rsid="000a440b" officeooo:paragraph-rsid="000a440b" style:font-size-asian="12.25pt" style:font-weight-asian="bold" style:font-size-complex="14pt" style:font-weight-complex="bold"/>
    </style:style>
    <style:style style:name="P8" style:family="paragraph" style:parent-style-name="Standard">
      <style:text-properties style:font-name="Abyssinica SIL" fo:font-weight="bold" officeooo:rsid="0009b0cd" officeooo:paragraph-rsid="0009b0cd" style:font-weight-asian="bold" style:font-weight-complex="bold"/>
    </style:style>
    <style:style style:name="P9" style:family="paragraph" style:parent-style-name="Standard">
      <style:text-properties style:font-name="Abyssinica SIL" fo:font-weight="normal" officeooo:rsid="0009b0cd" officeooo:paragraph-rsid="0009b0cd" style:font-weight-asian="normal" style:font-weight-complex="normal"/>
    </style:style>
    <style:style style:name="P10" style:family="paragraph" style:parent-style-name="Standard" style:list-style-name="L1">
      <style:text-properties style:font-name="Abyssinica SIL" fo:font-weight="normal" officeooo:rsid="0009b0cd" officeooo:paragraph-rsid="0009b0cd" style:font-weight-asian="normal" style:font-weight-complex="normal"/>
    </style:style>
    <style:style style:name="P11" style:family="paragraph" style:parent-style-name="Standard" style:list-style-name="L1">
      <style:text-properties style:font-name="Abyssinica SIL" fo:font-weight="normal" officeooo:rsid="000e61bb" officeooo:paragraph-rsid="000e61bb"/>
    </style:style>
    <style:style style:name="P12" style:family="paragraph" style:parent-style-name="Standard" style:list-style-name="L2">
      <style:paragraph-properties fo:text-align="start" style:justify-single-word="false"/>
      <style:text-properties style:font-name="Abyssinica SIL" fo:font-size="12pt" fo:font-weight="normal" officeooo:rsid="0009b0cd" officeooo:paragraph-rsid="000a440b" style:font-size-asian="10.5pt" style:font-weight-asian="normal" style:font-size-complex="12pt" style:font-weight-complex="normal"/>
    </style:style>
    <style:style style:name="P13" style:family="paragraph" style:parent-style-name="Standard" style:list-style-name="L2">
      <style:paragraph-properties fo:text-align="start" style:justify-single-word="false"/>
      <style:text-properties style:font-name="Abyssinica SIL" fo:font-size="12pt" fo:font-weight="normal" officeooo:rsid="000a440b" officeooo:paragraph-rsid="000c196d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Abyssinica SIL" fo:font-size="12pt" fo:font-weight="normal" officeooo:rsid="000a440b" officeooo:paragraph-rsid="000c196d" style:font-size-asian="10.5pt" style:font-weight-asian="normal" style:font-size-complex="12pt" style:font-weight-complex="normal"/>
    </style:style>
    <style:style style:name="P15" style:family="paragraph" style:parent-style-name="Standard" style:list-style-name="L3">
      <style:paragraph-properties fo:text-align="start" style:justify-single-word="false"/>
      <style:text-properties style:font-name="Abyssinica SIL" fo:font-size="12pt" fo:font-weight="normal" officeooo:rsid="000c196d" officeooo:paragraph-rsid="000c196d" style:font-size-asian="10.5pt" style:font-weight-asian="normal" style:font-size-complex="12pt" style:font-weight-complex="normal"/>
    </style:style>
    <style:style style:name="T1" style:family="text">
      <style:text-properties officeooo:rsid="000ded14"/>
    </style:style>
    <style:style style:name="T2" style:family="text">
      <style:text-properties officeooo:rsid="000e61bb"/>
    </style:style>
    <style:style style:name="T3" style:family="text">
      <style:text-properties fo:font-variant="normal" fo:text-transform="none" fo:color="#505050" style:font-name="OpenSans" fo:font-size="9pt" fo:letter-spacing="normal" fo:font-style="normal"/>
    </style:style>
    <style:style style:name="T4" style:family="text">
      <style:text-properties fo:font-variant="normal" fo:text-transform="none" fo:color="#505050" style:font-name="Liberation Serif" fo:font-size="9pt" fo:letter-spacing="normal" fo:font-style="normal"/>
    </style:style>
    <style:style style:name="T5" style:family="text">
      <style:text-properties fo:font-variant="normal" fo:text-transform="none" fo:color="#505050" fo:font-size="9pt" fo:letter-spacing="normal" fo:font-style="normal"/>
    </style:style>
    <style:style style:name="T6" style:family="text">
      <style:text-properties fo:font-variant="normal" fo:text-transform="none" fo:color="#505050" style:font-name="Abyssinica SIL" fo:font-size="9pt" fo:letter-spacing="normal" fo:font-style="normal"/>
    </style:style>
    <style:style style:name="T7" style:family="text">
      <style:text-properties fo:font-variant="normal" fo:text-transform="none" fo:color="#505050" style:font-name="Abyssinica SIL" fo:font-size="9pt" fo:letter-spacing="normal" fo:font-style="normal" officeooo:rsid="000e61bb" style:font-weight-asian="normal" style:font-weight-complex="normal"/>
    </style:style>
    <style:style style:name="T8" style:family="text">
      <style:text-properties officeooo:rsid="000e61bb" style:font-weight-asian="normal" style:font-weight-complex="normal"/>
    </style:style>
    <style:style style:name="T9" style:family="text">
      <style:text-properties style:font-name="Abyssinica SIL"/>
    </style:style>
    <style:style style:name="T10" style:family="text">
      <style:text-properties style:font-name="Abyssinica SIL" style:font-weight-asian="normal" style:font-weight-complex="normal"/>
    </style:style>
    <style:style style:name="T11" style:family="text">
      <style:text-properties style:font-name="Abyssinica SIL" officeooo:rsid="000e61bb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I Setup các services</text:p>
      <text:p text:style-name="P8"><text:s text:c="3"/></text:p>
      <text:p text:style-name="P9"><text:s text:c="3"/>Các ứng dụng hiện tại gồm 1 file smartstaff, 1 file elasticsearch-1.6.0 <text:s/><text:tab/></text:p>
      <text:p text:style-name="P9"/>
      <text:list xml:id="list8818119292979086160" text:style-name="L1">
        <text:list-item>
          <text:p text:style-name="P10">Tạo 1 database trên mysql có tên là smartstaff</text:p>
        </text:list-item>
        <text:list-item>
          <text:p text:style-name="P10">Bật service của elasticsearch tại /elasticsearch-1.6.0/bin/elasticsearch <text:span text:style-name="T2">(phải bật dưới quyền user, root ko có tác dụng)</text:span></text:p>
        </text:list-item>
        <text:list-item>
          <text:p text:style-name="P10">Sau khi elasticsearch chạy hoàn tất, chạy file /SmartStaff/bin/SmartStaff</text:p>
        </text:list-item>
        <text:list-item>
          <text:p text:style-name="P10">Sau khi hoàn tất, nhập lệnh “netstat -ptln” trên terminal kiểm tra các service trên cổng 80, 3306, 9200</text:p>
        </text:list-item>
        <text:list-item>
          <text:p text:style-name="P1"><text:span text:style-name="T9">Trang push admin: cd tới /var/www/html. Sau đó git clone </text:span><text:a xlink:type="simple" xlink:href="https://github.com/quangduybk95/SM_Login.git"><text:span text:style-name="T9">https://github.com/quangduybk95/SM_Login.git</text:span></text:a></text:p>
        </text:list-item>
        <text:list-item>
          <text:p text:style-name="P2"><text:span text:style-name="T11">Vì trang này còn sơ sài nên nhiều đoạn fix cứng. Trong đó đường dẫn ajax để gửi lên server</text:span></text:p>
        </text:list-item>
        <text:list-item>
          <text:p text:style-name="P3"><text:span text:style-name="T10">Trong mục /SM/UploadDoc/js/file/filemanager/config sửa file config.php</text:span></text:p>
        </text:list-item>
      </text:list>
      <text:p text:style-name="P4"><text:span text:style-name="T10">sao cho đường dẫn đúng upload_dir <text:s/>đúng</text:span></text:p>
      <text:list xml:id="list152255393087308" text:continue-numbering="true" text:style-name="L1">
        <text:list-header>
          <text:p text:style-name="P3"><text:span text:style-name="T7"/></text:p>
          <text:p text:style-name="P11"><text:span text:style-name="T5"><text:s/></text:span></text:p>
        </text:list-header>
      </text:list>
      <text:p text:style-name="P7">II Khởi động các ứng dụng crawler</text:p>
      <text:p text:style-name="P7"/>
      <text:list xml:id="list4678856800349821565" text:style-name="L2">
        <text:list-item>
          <text:p text:style-name="P12">Bật service của elasticsearch tại /elasticsearch-1.6.0/bin/elasticsearch</text:p>
        </text:list-item>
        <text:list-item>
          <text:p text:style-name="P13">bật ứng dụng tại file /testSeGra2/bin/testSeGra2 (ứng dụng crawler cho viblo)</text:p>
        </text:list-item>
      </text:list>
      <text:p text:style-name="P14"/>
      <text:p text:style-name="P6">III Cải thiện ứng dụng </text:p>
      <text:p text:style-name="P6">hiện tại ứng dụng còn rất sơ sài cần cải thiện 1 số chi tiết như,</text:p>
      <text:list xml:id="list4964380723427097134" text:style-name="L3">
        <text:list-item>
          <text:p text:style-name="P15">Trang admin có thể nâng cấp qua reactJs</text:p>
        </text:list-item>
        <text:list-item>
          <text:p text:style-name="P15">Api postITs/search có thể search qua tất cả bài viết, và mục news thông qua NewRepository</text:p>
        </text:list-item>
        <text:list-item>
          <text:p text:style-name="P15">crawler đã hoàn thành update <text:span text:style-name="T1">theo 1 khoang thoi gian </text:span>nhưng trang viblo thay đổi giao diện, nên hiện tại ko sử dụng đc</text:p>
          <text:p text:style-name="P15"/>
        </text:list-item>
      </text:list>
      <text:p text:style-name="P6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OpenSans" svg:font-family="OpenSans, Helvetica, Arial, sans-serif"/>
    <style:font-face style:name="FreeSans1" svg:font-family="FreeSans" style:font-family-generic="swiss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6T15:04:42.632745771</meta:creation-date>
    <dc:date>2017-04-20T15:22:54.788726157</dc:date>
    <meta:editing-duration>PT7M15S</meta:editing-duration>
    <meta:editing-cycles>5</meta:editing-cycles>
    <meta:generator>LibreOffice/4.2.8.2$Linux_X86_64 LibreOffice_project/420m0$Build-2</meta:generator>
    <meta:document-statistic meta:table-count="0" meta:image-count="0" meta:object-count="0" meta:page-count="1" meta:paragraph-count="21" meta:word-count="218" meta:character-count="1283" meta:non-whitespace-character-count="1082"/>
  </office:meta>
</office:document-meta>
</file>